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c9c8" officeooo:paragraph-rsid="0005c9c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c9c8" officeooo:paragraph-rsid="0005c9c8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Php Mysql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8:03:58.121579647</meta:creation-date>
    <dc:date>2016-10-15T21:11:53.980968406</dc:date>
    <meta:editing-duration>P1DT2H57M5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4.2$Linux_X86_64 LibreOffice_project/10m0$Build-2</meta:generator>
  </office:meta>
</office:document-meta>
</file>